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0800001AFB000006B97B6F5511.svm"/>
  <manifest:file-entry manifest:media-type="" manifest:full-path="Pictures/2000000800002C580000175D474FD61D.svm"/>
  <manifest:file-entry manifest:media-type="" manifest:full-path="Pictures/20000008000003BA0000036AFEBCCB98.svm"/>
  <manifest:file-entry manifest:media-type="" manifest:full-path="Pictures/2000000800001F03000009D36B84FA52.svm"/>
  <manifest:file-entry manifest:media-type="" manifest:full-path="Pictures/2000000800001F37000012EB312C5813.svm"/>
  <manifest:file-entry manifest:media-type="" manifest:full-path="Pictures/20000008000001C30000018E80E7EC5C.svm"/>
  <manifest:file-entry manifest:media-type="" manifest:full-path="Pictures/2000000800000A22000013057D77505F.svm"/>
  <manifest:file-entry manifest:media-type="" manifest:full-path="Pictures/20000008000015D000000C4ED932DAF7.svm"/>
  <manifest:file-entry manifest:media-type="" manifest:full-path="Pictures/200000080000175D000012EB3B9CDF41.svm"/>
  <manifest:file-entry manifest:media-type="" manifest:full-path="Pictures/20000008000015B500000409D7437506.svm"/>
  <manifest:file-entry manifest:media-type="" manifest:full-path="Pictures/2000000800001BE90000105576081AA6.svm"/>
  <manifest:file-entry manifest:media-type="" manifest:full-path="Pictures/20000008000004DD000004DD8A59FBA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ing_20_1" style:master-page-name="Standard">
      <style:paragraph-properties fo:margin-top="0cm" fo:margin-bottom="0.106cm"/>
    </style:style>
    <style:style style:name="P2" style:family="paragraph" style:parent-style-name="Standard">
      <style:paragraph-properties fo:text-align="start" style:justify-single-word="false" fo:padding="0.049cm" fo:border="0.002cm solid #000000"/>
    </style:style>
    <style:style style:name="P3" style:family="paragraph" style:parent-style-name="Standard">
      <style:paragraph-properties fo:text-align="start" style:justify-single-word="false" fo:background-color="transparent" fo:padding="0.049cm" fo:border="0.002cm solid #000000">
        <style:background-image/>
      </style:paragraph-properties>
    </style:style>
    <style:style style:name="P4" style:family="paragraph" style:parent-style-name="Standard">
      <style:paragraph-properties fo:text-align="start" style:justify-single-word="false" fo:background-color="transparent" fo:padding="0.049cm" fo:border="0.002cm solid #000000">
        <style:background-image/>
      </style:paragraph-properties>
      <style:text-properties style:text-underline-style="non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code_20_source"/>
    <style:style style:name="P7" style:family="paragraph" style:parent-style-name="Standard" style:list-style-name="L1"/>
    <style:style style:name="P8" style:family="paragraph" style:parent-style-name="Header">
      <style:paragraph-properties>
        <style:tab-stops/>
      </style:paragraph-properties>
    </style:style>
    <style:style style:name="P9" style:family="paragraph" style:parent-style-name="Heading_20_1">
      <style:paragraph-properties fo:margin-left="0cm" fo:margin-right="0cm" fo:margin-top="0.423cm" fo:margin-bottom="0.106cm" fo:text-align="center" style:justify-single-word="false" fo:hyphenation-ladder-count="no-limit" fo:text-indent="0cm" style:auto-text-indent="false" fo:break-before="page" fo:padding-left="0.141cm" fo:padding-right="0.141cm" fo:padding-top="0.035cm" fo:padding-bottom="0.035cm" fo:border="0.002cm solid #000000"/>
      <style:text-properties fo:color="#0000ff" style:font-name="Courier New" fo:font-size="18pt" style:text-underline-style="none" fo:font-weight="bold" style:letter-kerning="true" style:font-size-asian="18pt" style:language-asian="none" style:country-asian="none" style:font-weight-asian="bold" fo:hyphenate="false" fo:hyphenation-remain-char-count="2" fo:hyphenation-push-char-count="2"/>
    </style:style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Heading_20_1">
      <style:paragraph-properties fo:break-before="page"/>
    </style:style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Heading_20_2">
      <style:paragraph-properties fo:break-before="page"/>
    </style:style>
    <style:style style:name="P21" style:family="paragraph" style:parent-style-name="Standard" style:list-style-name="L11"/>
    <style:style style:name="P22" style:family="paragraph" style:parent-style-name="Standard" style:list-style-name="L12"/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Heading_20_2">
      <style:paragraph-properties fo:text-align="start" style:justify-single-word="false" fo:break-before="page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text-properties fo:font-style="italic" style:font-style-asian="italic" style:font-style-complex="italic"/>
    </style:style>
    <style:style style:name="P27" style:family="paragraph" style:parent-style-name="Standard">
      <style:text-properties fo:font-style="normal" style:font-style-asian="normal" style:font-style-complex="normal"/>
    </style:style>
    <style:style style:name="P28" style:family="paragraph" style:parent-style-name="Standard" style:list-style-name="L13"/>
    <style:style style:name="P29" style:family="paragraph" style:parent-style-name="Standard" style:list-style-name="L14"/>
    <style:style style:name="P30" style:family="paragraph" style:parent-style-name="Standard" style:list-style-name="L15"/>
    <style:style style:name="T1" style:family="text">
      <style:text-properties style:text-underline-style="none"/>
    </style:style>
    <style:style style:name="T2" style:family="text">
      <style:text-properties fo:background-color="#ffff00"/>
    </style:style>
    <style:style style:name="T3" style:family="text">
      <style:text-properties fo:background-color="transparent" style:font-size-complex="12pt"/>
    </style:style>
    <style:style style:name="T4" style:family="text">
      <style:text-properties fo:background-color="#99ccff" style:font-size-complex="12pt"/>
    </style:style>
    <style:style style:name="T5" style:family="text">
      <style:text-properties fo:background-color="#ffcc99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02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04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07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09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1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12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41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71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>
        <form:form form:name="insertForm" form:apply-filter="true" form:method="post" form:control-implementation="ooo:com.sun.star.form.component.Form" office:target-frame="" xlink:href="http://intranet.dev.agis.fr/phpMyAdmin/tbl_replace.php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insertForm" form:apply-filter="true" form:method="post" form:control-implementation="ooo:com.sun.star.form.component.Form" office:target-frame="" xlink:href="http://intranet.dev.agis.fr/phpMyAdmin/tbl_replace.php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Manuel Utilisation module Classification </text:p>
        </text:list-item>
      </text:list>
      <text:p text:style-name="Standard"/>
      <text:p text:style-name="P2"/>
      <text:p text:style-name="P2">Validée par :</text:p>
      <text:p text:style-name="P2">Temps de la réalisation :</text:p>
      <text:p text:style-name="P3">Chemin d'accès de la Diffusion PDF:</text:p>
      <text:p text:style-name="P3">Type de Procédure: _<text:span text:style-name="T1">MANUEL_ </text:span></text:p>
      <text:p text:style-name="P4"/>
      <text:p text:style-name="P5"/>
      <text:list text:style-name="WW8Num1" text:continue-numbering="true">
        <text:list-item>
          <text:p text:style-name="Heading_20_1">Présentation</text:p>
        </text:list-item>
      </text:list>
      <text:p text:style-name="Standard"/>
      <text:p text:style-name="Standard"/>
      <text:list text:style-name="WW8Num1" text:continue-numbering="true">
        <text:list-item>
          <text:p text:style-name="Heading_20_1">Plan de Travail</text:p>
        </text:list-item>
      </text:list>
      <text:p text:style-name="Standard"/>
      <text:p text:style-name="P6">[ ] Définition d'une classification</text:p>
      <text:p text:style-name="P6">[ ] Création d'une Classification</text:p>
      <text:p text:style-name="P6">[ ] Informations d'entrées necessaires à la création d'une classification</text:p>
      <text:p text:style-name="P6">[ ] Utilisation de la classification dans les autres appliactions</text:p>
      <text:p text:style-name="Standard"/>
      <text:list text:style-name="WW8Num1" text:continue-numbering="true">
        <text:list-item>
          <text:p text:style-name="Heading_20_1">Pré-requis</text:p>
          <text:list>
            <text:list-item>
              <text:p text:style-name="Heading_20_2">Systèmes</text:p>
            </text:list-item>
          </text:list>
        </text:list-item>
      </text:list>
      <text:list text:style-name="L1">
        <text:list-item>
          <text:p text:style-name="P7">Intranet</text:p>
        </text:list-item>
      </text:list>
      <text:list text:style-name="WW8Num1" text:continue-numbering="true">
        <text:list-item>
          <text:list text:continue-numbering="true">
            <text:list-item>
              <text:p text:style-name="Heading_20_2">Logiciels</text:p>
            </text:list-item>
          </text:list>
        </text:list-item>
      </text:list>
      <text:list text:style-name="L1">
        <text:list-item>
          <text:p text:style-name="P7">Internet Explorer</text:p>
        </text:list-item>
        <text:list-item>
          <text:p text:style-name="P7">Runtime Access 97</text:p>
        </text:list-item>
      </text:list>
      <text:list text:style-name="WW8Num1" text:continue-numbering="true">
        <text:list-item>
          <text:list text:continue-numbering="true">
            <text:list-item>
              <text:p text:style-name="Heading_20_2">Documents annexes</text:p>
            </text:list-item>
          </text:list>
        </text:list-item>
      </text:list>
      <text:p text:style-name="Standard"/>
      <text:p text:style-name="P8">- Base <text:a xlink:type="simple" xlink:href="///L:/erp_data.mdb">L:\erp_data.mdb</text:a></text:p>
      <text:p text:style-name="P8"/>
      <text:p text:style-name="P8"/>
      <text:p text:style-name="Standard"/>
      <text:list text:style-name="WW8Num1" text:continue-numbering="true">
        <text:list-item>
          <text:p text:style-name="P9">Règles typographiques</text:p>
        </text:list-item>
      </text:list>
      <text:p text:style-name="Standard"/>
      <text:list text:style-name="L2">
        <text:list-item>
          <text:p text:style-name="P10">le <text:span text:style-name="T2">texte sur fond jaune</text:span> est en cours de modification ou une intérrogation du lecteur.</text:p>
        </text:list-item>
      </text:list>
      <text:p text:style-name="Standard"/>
      <text:list text:style-name="L3">
        <text:list-item>
          <text:p text:style-name="P11"><text:span text:style-name="T3">le </text:span><text:span text:style-name="T4">texte sur fond bleu</text:span><text:span text:style-name="T3"> est un rajout par rapport à la dernière lecture. Il valide les demandes de modifications précédement surligné en jaune.</text:span></text:p>
        </text:list-item>
      </text:list>
      <text:p text:style-name="Standard"/>
      <text:list text:style-name="L4">
        <text:list-item>
          <text:p text:style-name="P12">Les intitulés des champs d'information des documents fournis sont toujours écrits [entre crochets]</text:p>
        </text:list-item>
      </text:list>
      <text:p text:style-name="Standard"/>
      <text:list text:style-name="L5">
        <text:list-item>
          <text:p text:style-name="P13">Les parties de la procédure <text:span text:style-name="T5">EN SAUMON</text:span> ne sont plus à réaliser.</text:p>
        </text:list-item>
      </text:list>
      <text:p text:style-name="Standard"/>
      <text:list text:style-name="WW8Num1" text:continue-numbering="true">
        <text:list-item>
          <text:p text:style-name="Heading_20_1">Titre principal</text:p>
        </text:list-item>
      </text:list>
      <text:p text:style-name="Standard"/>
      <text:list text:style-name="WW8Num1" text:continue-numbering="true">
        <text:list-item>
          <text:list text:continue-numbering="true">
            <text:list-item>
              <text:p text:style-name="Heading_20_2">Titre</text:p>
            </text:list-item>
          </text:list>
        </text:list-item>
      </text:list>
      <text:p text:style-name="Standard"/>
      <text:list text:style-name="WW8Num1" text:continue-numbering="true">
        <text:list-item>
          <text:list text:continue-numbering="true">
            <text:list-item>
              <text:list text:continue-numbering="true">
                <text:list-item>
                  <text:p text:style-name="Heading_20_3">Sous-titre</text:p>
                </text:list-item>
              </text:list>
            </text:list-item>
          </text:list>
        </text:list-item>
      </text:list>
      <text:p text:style-name="Standard"/>
      <text:list text:style-name="List_20_1">
        <text:list-item text:start-value="1">
          <text:p text:style-name="code_20_source">code informatique ou lignes de commandes à saisir rigoureusement</text:p>
        </text:list-item>
      </text:list>
      <text:p text:style-name="Standard"><text:s/></text:p>
      <text:p text:style-name="Standard"/>
      <text:p text:style-name="ecran_5f_agrologic">ECRAN AGROLOGIC EN MODE TEXTE</text:p>
      <text:p text:style-name="ecran_5f_agrologic"/>
      <text:p text:style-name="ecran_5f_agrologic"><text:s text:c="13"/>A <text:s/>G <text:s/>R <text:s/>O <text:s/>L <text:s/>O <text:s/>G <text:s/>I <text:s/>C <text:s text:c="41"/></text:p>
      <text:p text:style-name="ecran_5f_agrologic">---------- <text:s text:c="12"/>V. 2 <text:s text:c="12"/>-- 20/07/05 <text:s/>11:20 ------ Niveau 0 -----</text:p>
      <text:p text:style-name="ecran_5f_agrologic">| <text:s text:c="77"/>|</text:p>
      <text:p text:style-name="ecran_5f_agrologic">| <text:s text:c="77"/>|</text:p>
      <text:p text:style-name="ecran_5f_agrologic">| <text:s text:c="9"/>1 » PARAMETRAGE GENERAL <text:s text:c="44"/>|</text:p>
      <text:p text:style-name="ecran_5f_agrologic">| <text:s text:c="9"/>2 » GESTION DES FICHIERS DE BASE <text:s text:c="35"/>|</text:p>
      <text:p text:style-name="ecran_5f_agrologic">| <text:s text:c="9"/>3 » TARIFICATION <text:s text:c="39"/>G <text:s text:c="10"/>|</text:p>
      <text:p text:style-name="ecran_5f_agrologic">| <text:s text:c="9"/>4 » GESTION DES COMMANDES <text:s text:c="42"/>|</text:p>
      <text:p text:style-name="ecran_5f_agrologic">| <text:s text:c="9"/>5 » TRAITEMENTS JOURNALIERS <text:s text:c="28"/>GII <text:s text:c="8"/>|</text:p>
      <text:p text:style-name="ecran_5f_agrologic">| <text:s text:c="9"/>6 » FACTURATION - RELEVES <text:s text:c="42"/>|</text:p>
      <text:p text:style-name="ecran_5f_agrologic">| <text:s text:c="9"/>7 » STATISTIQUES ET ETATS <text:s text:c="30"/>STAT <text:s text:c="7"/>|</text:p>
      <text:p text:style-name="ecran_5f_agrologic">| <text:s text:c="9"/>8 » GESTION DES REPRESENTANTS <text:s text:c="38"/>|</text:p>
      <text:p text:style-name="ecran_5f_agrologic">| <text:s text:c="9"/>9 » GESTION DES STOCKS <text:s text:c="45"/>|</text:p>
      <text:p text:style-name="ecran_5f_agrologic">| <text:s text:c="8"/>10 » GESTION EXPORTATION <text:s text:c="32"/>FANT <text:s text:c="7"/>|</text:p>
      <text:p text:style-name="ecran_5f_agrologic">| <text:s text:c="8"/>11 » GESTIONS DIVERSES <text:s text:c="46"/>|</text:p>
      <text:p text:style-name="ecran_5f_agrologic">| <text:s text:c="8"/>12 » TRAITEMENTS TELEMATIQUES - E.D.I. <text:s text:c="30"/>|</text:p>
      <text:p text:style-name="ecran_5f_agrologic">| <text:s text:c="8"/>13 » CONTROLES - RECONSTITUTIONS - EPURATIONS <text:s text:c="23"/>|</text:p>
      <text:p text:style-name="ecran_5f_agrologic">| <text:s text:c="8"/>14 - -------------------------------------------------- <text:s text:c="13"/>|</text:p>
      <text:p text:style-name="ecran_5f_agrologic">| <text:s text:c="8"/>15 - ARRET DE LA MACHINE <text:s text:c="44"/>|</text:p>
      <text:p text:style-name="ecran_5f_agrologic">| <text:s text:c="77"/>|</text:p>
      <text:p text:style-name="ecran_5f_agrologic">| [Fin]=Menu précédent <text:s/>S=Système <text:s/>D=Déconnexion : <text:s text:c="11"/>................ |</text:p>
      <text:p text:style-name="ecran_5f_agrologic">| <text:s text:c="77"/>|</text:p>
      <text:p text:style-name="ecran_5f_agrologic">-- SM 053 VPLAT PLAT ------------------- VERSION : 2.06.0411 ------ INFOLOGIC --</text:p>
      <text:list text:style-name="WW8Num1" text:continue-numbering="true">
        <text:list-item>
          <text:p text:style-name="P14">Définition d'une classification</text:p>
        </text:list-item>
      </text:list>
      <text:p text:style-name="Standard"/>
      <text:p text:style-name="Standard"><text:tab/>La classification d'un article permet de classer les FTA selon différents critères. Elle se présente sous forme d'une arborescence constituée de plusieurs niveaux appelés « Catégorie de Classification » dont voici la liste.</text:p>
      <text:p text:style-name="Standard"><draw:frame draw:style-name="fr1" draw:name="Image1" text:anchor-type="paragraph" svg:width="2.595cm" svg:height="4.868cm" draw:z-index="0"><draw:image xlink:href="Pictures/2000000800000A22000013057D77505F.svm" xlink:type="simple" xlink:show="embed" xlink:actuate="onLoad"/></draw:frame></text:p>
      <text:list text:style-name="WW8Num1" text:continue-numbering="true">
        <text:list-item>
          <text:p text:style-name="Heading_20_2">Catégorie « Propriétaire »</text:p>
        </text:list-item>
      </text:list>
      <text:p text:style-name="Standard">Elle représente le propriétaire de la marque de l'article. Cette catégorie est le plus souvent constituée de plusieurs sous-niveaux. Par exemple: le propriétaire « Groupe Carrefour » contient le Propriétaire « Champion ».</text:p>
      <text:p text:style-name="Standard"/>
      <text:list text:style-name="WW8Num1" text:continue-numbering="true">
        <text:list-item>
          <text:p text:style-name="Heading_20_2">Catégorie « Marque »</text:p>
        </text:list-item>
      </text:list>
      <text:p text:style-name="Standard">Il s'agit de la marque de l'Article. Elle se symbolise par le logo affiché sur l'Article. Cas important, un article qui ne présente aucune information de marque est de marque « Neutre ».</text:p>
      <text:p text:style-name="Standard"/>
      <text:list text:style-name="WW8Num1" text:continue-numbering="true">
        <text:list-item>
          <text:p text:style-name="Heading_20_2">Catégorié « Activité »</text:p>
        </text:list-item>
      </text:list>
      <text:p text:style-name="Standard">Représente l'activité dans lequel est positionné l'article: Plats cuisinés, Asiatique, soupe ...etc.</text:p>
      <text:p text:style-name="Standard"/>
      <text:list text:style-name="WW8Num1" text:continue-numbering="true">
        <text:list-item>
          <text:p text:style-name="Heading_20_2">Catégorié « Rayon »</text:p>
        </text:list-item>
      </text:list>
      <text:p text:style-name="Standard">Rayon dans lequel sera vendu l'article.</text:p>
      <text:list text:style-name="WW8Num1" text:continue-numbering="true">
        <text:list-item>
          <text:p text:style-name="Heading_20_2">Catégorié « Réseau »</text:p>
        </text:list-item>
      </text:list>
      <text:p text:style-name="Standard">Défini le réseau de distribution dans lequel est commercialisé l'article. La liste des réseaux disponible est le plus souvent:</text:p>
      <text:list text:style-name="L6">
        <text:list-item>
          <text:p text:style-name="P15">Tous, MDD, GMS, RDS, Export</text:p>
        </text:list-item>
      </text:list>
      <text:p text:style-name="Standard"/>
      <text:list text:style-name="WW8Num1" text:continue-numbering="true">
        <text:list-item>
          <text:p text:style-name="Heading_20_2">Catégorié « Environnement »</text:p>
        </text:list-item>
      </text:list>
      <text:p text:style-name="Standard">Environnement de conservation utilisé lors de la vente de l'article.</text:p>
      <text:p text:style-name="Standard"/>
      <text:list text:style-name="WW8Num1" text:continue-numbering="true">
        <text:list-item>
          <text:p text:style-name="Heading_20_2">Catégorié « Saisonnalité »</text:p>
        </text:list-item>
      </text:list>
      <text:p text:style-name="Standard">Défini la période pendant laquelle est vendu l'article. Il y a généralement que trois possibilités:</text:p>
      <text:list text:style-name="L7">
        <text:list-item>
          <text:p text:style-name="P16">Permanent</text:p>
        </text:list-item>
        <text:list-item>
          <text:p text:style-name="P16">Thématique</text:p>
        </text:list-item>
        <text:list-item>
          <text:p text:style-name="P16">Festifs</text:p>
        </text:list-item>
      </text:list>
      <text:p text:style-name="Standard"/>
      <text:p text:style-name="Standard">Ensuite thématique peut contenir la liste des thématiques: NAA, Chasse, Maroc ...etc.</text:p>
      <text:p text:style-name="Standard"/>
      <text:list text:style-name="WW8Num1" text:continue-numbering="true">
        <text:list-item>
          <text:p text:style-name="P14">Création d'une Classification</text:p>
        </text:list-item>
      </text:list>
      <text:p text:style-name="Standard"/>
      <text:p text:style-name="Standard">Les personnes utilisatrice de la classification sont les chefs de projets qui utilise le module Intranet – Fiche Technique Article.</text:p>
      <text:p text:style-name="Standard"/>
      <text:p text:style-name="Standard">Lors du classement de leur article, il peut arriver qu'il ne trouve pas la classification qui convient le mieux à leur Article.</text:p>
      <text:p text:style-name="Standard"/>
      <text:p text:style-name="Standard">Avant toute création, vérifier si l'article ne peut tout de même pas s'intégrer dans l'existant. </text:p>
      <text:p text:style-name="Standard"/>
      <text:p text:style-name="Standard">Si il s'avère necessaire de créer une nouvelle classification, alors procéder comme suit:</text:p>
      <text:p text:style-name="Standard"/>
      <text:list text:style-name="L8">
        <text:list-item>
          <text:p text:style-name="P17">Ouvrir l'intranet</text:p>
        </text:list-item>
      </text:list>
      <text:p text:style-name="Standard"><draw:frame draw:style-name="fr2" draw:name="Image2" text:anchor-type="paragraph" svg:x="7.117cm" svg:y="0.093cm" svg:width="0.954cm" svg:height="0.873cm" draw:z-index="1"><draw:image xlink:href="Pictures/20000008000003BA0000036AFEBCCB98.svm" xlink:type="simple" xlink:show="embed" xlink:actuate="onLoad"/></draw:frame></text:p>
      <text:list text:style-name="L8">
        <text:list-item>
          <text:p text:style-name="P17">Aller dans le module « Classification »</text:p>
        </text:list-item>
      </text:list>
      <text:p text:style-name="Standard"/>
      <text:list text:style-name="L8">
        <text:list-item>
          <text:p text:style-name="P17"><draw:frame draw:style-name="fr2" draw:name="Image3" text:anchor-type="paragraph" svg:x="8.426cm" svg:y="0.014cm" svg:width="0.452cm" svg:height="0.399cm" draw:z-index="2"><draw:image xlink:href="Pictures/20000008000001C30000018E80E7EC5C.svm" xlink:type="simple" xlink:show="embed" xlink:actuate="onLoad"/></draw:frame>Parcourir la classification en cliquant sur symbole </text:p>
        </text:list-item>
      </text:list>
      <text:p text:style-name="Standard"/>
      <text:list text:style-name="L9">
        <text:list-item>
          <text:p text:style-name="P18">Une fois arrivé sur la classification à créer, cliquer directement sur le nom de la catégorie dans laquelle il faut créer la classification</text:p>
        </text:list-item>
      </text:list>
      <text:p text:style-name="Standard"/>
      <text:p text:style-name="Standard"><draw:frame draw:style-name="fr1" draw:name="Image4" text:anchor-type="paragraph" svg:width="5.584cm" svg:height="3.15cm" draw:z-index="3"><draw:image xlink:href="Pictures/20000008000015D000000C4ED932DAF7.svm" xlink:type="simple" xlink:show="embed" xlink:actuate="onLoad"/></draw:frame></text:p>
      <text:list text:style-name="L8">
        <text:list-item>
          <text:p text:style-name="P17">Sélectionner « Ajouter un nouvel élément »</text:p>
        </text:list-item>
      </text:list>
      <text:p text:style-name="Standard"/>
      <text:list text:style-name="L10">
        <text:list-item>
          <text:p text:style-name="P19">Sélectionner la catégorie de l'éléments à rajouter</text:p>
        </text:list-item>
      </text:list>
      <text:p text:style-name="Standard"><draw:frame draw:style-name="fr3" draw:name="Image5" text:anchor-type="paragraph" svg:x="6.018cm" svg:y="0.291cm" svg:width="6.907cm" svg:height="1.722cm" draw:z-index="4"><draw:image xlink:href="Pictures/2000000800001AFB000006B97B6F5511.svm" xlink:type="simple" xlink:show="embed" xlink:actuate="onLoad"/></draw:frame></text:p>
      <text:list text:style-name="L10">
        <text:list-item>
          <text:p text:style-name="P19">Sélectionner l'élement de classification à ajouter</text:p>
        </text:list-item>
      </text:list>
      <text:p text:style-name="Standard"><draw:frame draw:style-name="fr3" draw:name="Image6" text:anchor-type="paragraph" svg:x="5.9cm" svg:y="0.503cm" svg:width="7.146cm" svg:height="4.18cm" draw:z-index="5"><draw:image xlink:href="Pictures/2000000800001BE90000105576081AA6.svm" xlink:type="simple" xlink:show="embed" xlink:actuate="onLoad"/></draw:frame></text:p>
      <text:p text:style-name="Standard"/>
      <text:p text:style-name="Standard"/>
      <text:list text:style-name="WW8Num1" text:continue-numbering="true">
        <text:list-item>
          <text:p text:style-name="Heading_20_2"/>
        </text:list-item>
        <text:list-item>
          <text:p text:style-name="P20">Finalisation d'un chemin de classification</text:p>
        </text:list-item>
      </text:list>
      <text:p text:style-name="Standard"/>
      <text:p text:style-name="Standard">Une fois le dernier élements ajouter, et dès que le chemin de classification contient toutes les catégories. Des informations supplémentaires sont à renseigner. Il s'agit des informations de regroupement du contrôle de gestion.</text:p>
      <text:p text:style-name="Standard"/>
      <text:p text:style-name="Standard"><draw:frame draw:style-name="fr1" draw:name="Image7" text:anchor-type="paragraph" svg:width="7.939cm" svg:height="2.515cm" draw:z-index="6"><draw:image xlink:href="Pictures/2000000800001F03000009D36B84FA52.svm" xlink:type="simple" xlink:show="embed" xlink:actuate="onLoad"/></draw:frame></text:p>
      <text:list text:style-name="L11">
        <text:list-item>
          <text:p text:style-name="P21">Ouvrir la base <text:a xlink:type="simple" xlink:href="///L:/erp_data.mdb">L:\erp_data.mdb</text:a> pour consulter les codes disponibles ainsi que leur signification.</text:p>
        </text:list-item>
      </text:list>
      <text:p text:style-name="Standard"/>
      <text:p text:style-name="Standard"/>
      <text:list text:style-name="WW8Num1" text:continue-numbering="true">
        <text:list-item>
          <text:p text:style-name="Heading_20_2">Ajout d'un nouvel élement</text:p>
        </text:list-item>
      </text:list>
      <text:p text:style-name="Standard"/>
      <text:p text:style-name="Standard">Dans le cas où il est necessaire de créer un nouvel élément:</text:p>
      <text:p text:style-name="Standard"/>
      <text:list text:style-name="L12">
        <text:list-item>
          <text:p text:style-name="P22">Récupérer l'identifiant de la catégorie de classification de votre nouvel élément. Pour cela, cliquer sur le lien « Catgéories » situé dans le menu de gauche de l'intranet.</text:p>
        </text:list-item>
      </text:list>
      <text:p text:style-name="Standard"/>
      <text:p text:style-name="Standard"><draw:frame draw:style-name="fr1" draw:name="Image8" text:anchor-type="paragraph" svg:width="11.352cm" svg:height="5.981cm" draw:z-index="7"><draw:image xlink:href="Pictures/2000000800002C580000175D474FD61D.svm" xlink:type="simple" xlink:show="embed" xlink:actuate="onLoad"/></draw:frame></text:p>
      <text:list text:style-name="L12">
        <text:list-item>
          <text:p text:style-name="P22">Ensuite aller dans le table « Eléments », et tout en bas de la page, cliquez sur « <text:a xlink:type="simple" xlink:href="http://intranet.dev.agis.fr/phpMyAdmin/tbl_change.php?lang=fr&amp;server=1&amp;application_courante=intranet.agis.fr&amp;db=agis&amp;table=classification_arborescence_article_categorie_contenu&amp;pos=0&amp;session_max_rows=30&amp;disp_direction=horizontal&amp;repeat_cells=100&amp;sql_query=SELECT+%2A+FROM+classification_arborescence_article_categorie_contenu&amp;goto=sql.php%3Flang%3Dfr%26amp%3Bapplication_courante%3Dintranet.agis.fr%26amp%3Bserver%3D1%26amp%3Bdb%3Dagis%26amp%3Btable%3Dclassification_arborescence_article_categorie_contenu%26amp%3Bpos%3D0%26amp%3Bsession_max_rows%3D30%26amp%3Bdisp_direction%3Dhorizontal%26amp%3Brepeat_cells%3D100%26amp%3Bsql_query%3DSELECT%2B%252A%2BFROM%2Bclassification_arborescence_article_categorie_contenu">Insérer un nouvel enregistrement »</text:a></text:p>
        </text:list-item>
      </text:list>
      <text:p text:style-name="Standard"><text:a xlink:type="simple" xlink:href="http://intranet.dev.agis.fr/phpMyAdmin/tbl_change.php?lang=fr&amp;server=1&amp;application_courante=intranet.agis.fr&amp;db=agis&amp;table=classification_arborescence_article_categorie_contenu&amp;pos=0&amp;session_max_rows=30&amp;disp_direction=horizontal&amp;repeat_cells=100&amp;sql_query=SELECT+%2A+FROM+classification_arborescence_article_categorie_contenu&amp;goto=sql.php%3Flang%3Dfr%26amp%3Bapplication_courante%3Dintranet.agis.fr%26amp%3Bserver%3D1%26amp%3Bdb%3Dagis%26amp%3Btable%3Dclassification_arborescence_article_categorie_contenu%26amp%3Bpos%3D0%26amp%3Bsession_max_rows%3D30%26amp%3Bdisp_direction%3Dhorizontal%26amp%3Brepeat_cells%3D100%26amp%3Bsql_query%3DSELECT%2B%252A%2BFROM%2Bclassification_arborescence_article_categorie_contenu"/></text:p>
      <text:p text:style-name="Standard"><draw:frame draw:style-name="fr3" draw:name="Image9" text:anchor-type="paragraph" svg:x="0.954cm" svg:y="0cm" svg:width="7.99cm" svg:height="4.844cm" draw:z-index="8"><draw:image xlink:href="Pictures/2000000800001F37000012EB312C5813.svm" xlink:type="simple" xlink:show="embed" xlink:actuate="onLoad"/></draw:frame><draw:frame draw:style-name="fr3" draw:name="Image10" text:anchor-type="paragraph" svg:x="8.943cm" svg:y="0cm" svg:width="5.981cm" svg:height="4.844cm" draw:z-index="9"><draw:image xlink:href="Pictures/200000080000175D000012EB3B9CDF41.svm" xlink:type="simple" xlink:show="embed" xlink:actuate="onLoad"/></draw:frame></text:p>
      <text:p text:style-name="P23">id_classification_arborescence_article_categorie = identifiant récupéré précédement.</text:p>
      <text:p text:style-name="P23">nom_classification_arborescence_article_categorie_contenu = Nom de l'élément à rajouter.</text:p>
      <text:p text:style-name="P23"/>
      <text:list text:style-name="WW8Num1" text:continue-numbering="true">
        <text:list-item>
          <text:p text:style-name="P24">Ajout d'une nouvelle catégorie</text:p>
        </text:list-item>
      </text:list>
      <text:p text:style-name="P25"/>
      <text:p text:style-name="P25">L'ajout d'une nouvelle catégorie est du ressort du service informatique.</text:p>
      <text:p text:style-name="P25"/>
      <text:p text:style-name="P25"/>
      <text:list text:style-name="WW8Num1" text:continue-numbering="true">
        <text:list-item>
          <text:p text:style-name="Heading_20_1">Informations d'entrées necessaires à la création d'une classification</text:p>
        </text:list-item>
      </text:list>
      <text:p text:style-name="Standard"/>
      <text:p text:style-name="Standard">Le chef de projet doit communiquer l'ensemble du chemin de classification à créer. Ce chemin doit donc être constitué de toutes les catégorie de classification existante.</text:p>
      <text:p text:style-name="Standard"/>
      <text:list text:style-name="WW8Num1" text:continue-numbering="true">
        <text:list-item>
          <text:p text:style-name="Heading_20_2">Trame à fournir par mail en cas de demande:</text:p>
        </text:list-item>
      </text:list>
      <text:p text:style-name="Standard"/>
      <text:p text:style-name="P26">Propriétaire: Groupe Auchaun, Magasin ATAC .etc</text:p>
      <text:p text:style-name="P26">Marque: BL, Marque Auchan ...etc/</text:p>
      <text:p text:style-name="P26">Activité: Plats Cuisinés, Asiatique, Soupe ...etc</text:p>
      <text:p text:style-name="P26">Environnement: Frais, Surgelé, Sec.</text:p>
      <text:p text:style-name="P26">Rayon: Libre Service, Traiteur, Hors Rayon</text:p>
      <text:p text:style-name="P26">Réseau: GMS, MDD, Export, RDS ...etc.</text:p>
      <text:p text:style-name="P26">Saisonnalité: Permanent, Thématique, Festifs (si thématique, alors préciser)</text:p>
      <text:p text:style-name="P27"/>
      <text:p text:style-name="P27"/>
      <text:p text:style-name="P27"/>
      <text:list text:style-name="WW8Num1" text:continue-numbering="true">
        <text:list-item>
          <text:p text:style-name="Heading_20_1">Utilisation de la classification dans les autres applications</text:p>
        </text:list-item>
      </text:list>
      <text:p text:style-name="Standard"/>
      <text:list text:style-name="L13">
        <text:list-item>
          <text:p text:style-name="P28">La classification permet de déterminer automatiquement certainnes informations:</text:p>
        </text:list-item>
      </text:list>
      <text:p text:style-name="Standard"/>
      <text:list text:style-name="WW8Num1" text:continue-numbering="true">
        <text:list-item>
          <text:p text:style-name="Heading_20_2">Code de Regroupement Gestion (CRG)</text:p>
        </text:list-item>
      </text:list>
      <text:p text:style-name="Standard"><text:tab/>Le chemin de classification determine les codes de regroupement de gestion affecté par défaut à l'article. En cas de correction necessaire, utiliser le module Access --&gt; Rentabilité Client / Produit</text:p>
      <text:p text:style-name="Standard"><draw:frame draw:style-name="fr3" draw:name="Image11" text:anchor-type="paragraph" svg:x="12.832cm" svg:y="0.046cm" svg:width="5.556cm" svg:height="1.034cm" draw:z-index="10"><draw:image xlink:href="Pictures/20000008000015B500000409D7437506.svm" xlink:type="simple" xlink:show="embed" xlink:actuate="onLoad"/></draw:frame><draw:frame draw:style-name="fr2" draw:name="Image12" text:anchor-type="paragraph" svg:x="3.531cm" svg:y="1.457cm" svg:width="1.245cm" svg:height="1.245cm" draw:z-index="11"><draw:image xlink:href="Pictures/20000008000004DD000004DD8A59FBAB.svm" xlink:type="simple" xlink:show="embed" xlink:actuate="onLoad"/></draw:frame></text:p>
      <text:p text:style-name="Standard"/>
      <text:list text:style-name="L14">
        <text:list-item>
          <text:p text:style-name="P29">Cliquer sur l'icone <text:s text:c="2"/>pour rechercher l'article à corriger.</text:p>
        </text:list-item>
      </text:list>
      <text:p text:style-name="Standard"/>
      <text:p text:style-name="Standard"/>
      <text:list text:style-name="L15">
        <text:list-item>
          <text:p text:style-name="P30">Modifier les Codes Regroupement Gestion necessaires.</text:p>
        </text:list-item>
      </text:list>
      <text:p text:style-name="Standard"/>
      <text:list text:style-name="WW8Num1" text:continue-numbering="true">
        <text:list-item>
          <text:p text:style-name="Heading_20_2">Libellé de conservation de l'Etiquette Carton</text:p>
        </text:list-item>
      </text:list>
      <text:p text:style-name="Standard"><text:tab/>En fonction de l'environnement de conservation sélectionné, le libellé de l'étiquette carton est déjà pré-saisie pour la qualité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0pt" fo:language="fr" fo:country="FR" style:font-name-asian="Times New Roman" style:font-size-asian="12pt" style:language-asian="none" style:country-asian="none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fo:color="#0000ff" style:font-name="Courier New" fo:font-size="18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indent="0cm" style:auto-text-indent="false" fo:padding-left="0cm" fo:padding-right="0cm" fo:padding-top="0cm" fo:padding-bottom="0.035cm" fo:border-left="none" fo:border-right="none" fo:border-top="none" fo:border-bottom="0.002cm solid #000000" fo:keep-with-next="always"/>
      <style:text-properties fo:color="#0000ff" style:font-name="Courier New" fo:font-size="12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indent="0cm" style:auto-text-indent="false" fo:keep-with-next="always"/>
      <style:text-properties fo:color="#0000ff" style:font-name="Courier New" fo:font-size="10.5pt" fo:font-style="italic" style:text-underline-style="wave" style:text-underline-width="auto" style:text-underline-color="font-color" style:font-size-asian="12pt" style:font-style-asian="italic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Titre" style:family="paragraph" style:parent-style-name="Standard" style:next-style-name="Text_20_body">
      <style:paragraph-properties fo:margin-top="0.423cm" fo:margin-bottom="0.212cm" fo:keep-with-next="always"/>
      <style:text-properties style:font-name="Albany" fo:font-size="14pt" style:font-name-asian="HG Mincho Light J" style:font-size-asian="14pt"/>
    </style:style>
    <style:style style:name="code_20_source" style:display-name="code source" style:family="paragraph" style:parent-style-name="Heading_20_9" style:list-style-name="List_20_1" style:class="text">
      <style:paragraph-properties fo:margin-left="1cm" fo:margin-right="0cm" fo:text-align="start" style:justify-single-word="false" fo:text-indent="0cm" style:auto-text-indent="false" fo:background-color="#ccffff" fo:padding="0.049cm" fo:border="0.002cm solid #000000">
        <style:tab-stops/>
        <style:background-image/>
      </style:paragraph-properties>
      <style:text-properties style:font-name="Courier New1" fo:font-weight="normal"/>
    </style:style>
    <style:style style:name="ecran_5f_agrologic" style:display-name="ecran_agrologic" style:family="paragraph" style:parent-style-name="Standard" style:next-style-name="Standard" style:class="text">
      <style:paragraph-properties fo:text-align="center" style:justify-single-word="false"/>
      <style:text-properties style:font-name="Courier New1" fo:font-size="9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Bullet_20_Symbols" text:bullet-char="">
        <style:list-level-properties text:space-before="0.002cm" text:min-label-width="0.497cm"/>
        <style:text-properties style:font-name="StarSymbol"/>
      </text:list-level-style-bullet>
      <text:list-level-style-bullet text:level="2" text:style-name="Bullet_20_Symbols" text:bullet-char="">
        <style:list-level-properties text:space-before="0.401cm" text:min-label-width="0.4cm"/>
        <style:text-properties style:font-name="StarSymbol"/>
      </text:list-level-style-bullet>
      <text:list-level-style-bullet text:level="3" text:style-name="Bullet_20_Symbols" text:bullet-char="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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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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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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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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text-properties fo:font-size="6pt" style:font-size-asian="6pt" style:language-asian="fr" style:country-asian="FR" style:font-size-complex="6pt"/>
    </style:style>
    <style:style style:name="T1" style:family="text">
      <style:text-properties style:language-asian="fr" style:country-asian="FR"/>
    </style:style>
    <style:page-layout style:name="pm1">
      <style:page-layout-properties fo:page-width="20.999cm" fo:page-height="29.699cm" style:num-format="1" style:print-orientation="portrait" fo:margin-top="1.27cm" fo:margin-bottom="0.395cm" fo:margin-left="1.032cm" fo:margin-right="1.023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46cm" fo:margin-left="0cm" fo:margin-right="0cm" fo:margin-bottom="0.847cm" style:dynamic-spacing="true"/>
      </style:header-style>
      <style:footer-style>
        <style:header-footer-properties fo:min-height="2.591cm" fo:margin-left="0cm" fo:margin-right="0cm" fo:margin-top="2.09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pm1">
      <style:header>
        <text:p text:style-name="Header">Pratiques de Techniques Informatiques</text:p>
        <text:p text:style-name="Header"/>
        <text:p text:style-name="Header"><text:span text:style-name="T1">Service Informatique<text:tab/>Page </text:span><text:span text:style-name="T1"><text:page-number text:select-page="current">6</text:page-number></text:span><text:span text:style-name="T1"><text:tab/></text:span><text:span text:style-name="T1"><text:date style:data-style-name="N30" text:date-value="2006-06-29T15:55:03.35">29/06/2006</text:date></text:span></text:p>
      </style:header>
      <style:footer>
        <text:p text:style-name="Footer"><text:span text:style-name="T1">Page </text:span><text:span text:style-name="T1"><text:page-number text:select-page="current">6</text:page-number></text:span><text:span text:style-name="T1"> sur </text:span><text:span text:style-name="T1"><text:page-count>6</text:page-count></text:span></text:p>
        <text:p text:style-name="P1"><text:file-name text:display="full">\\Avi1203\www\intranet.dev\classification\doc\manuel_utilisateur.odt</text:file-name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local_user local_user</meta:initial-creator>
    <meta:creation-date>2006-06-29T13:04:13</meta:creation-date>
    <dc:creator>local_user local_user</dc:creator>
    <dc:date>2006-06-29T15:55:03</dc:date>
    <dc:language>fr-FR</dc:language>
    <meta:editing-cycles>4</meta:editing-cycles>
    <meta:editing-duration>PT1H22M38S</meta:editing-duration>
    <meta:user-defined meta:name="Info 1"/>
    <meta:user-defined meta:name="Info 2"/>
    <meta:user-defined meta:name="Info 3"/>
    <meta:user-defined meta:name="Info 4"/>
    <meta:document-statistic meta:table-count="0" meta:image-count="12" meta:object-count="0" meta:page-count="6" meta:paragraph-count="119" meta:word-count="881" meta:character-count="7462"/>
  </office:meta>
</office:document-meta>
</file>